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46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2.1189in"/>
    </style:style>
    <style:style style:name="co4" style:family="table-column">
      <style:table-column-properties fo:break-before="auto" style:column-width="4.472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14741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414741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fo:color="#414741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414741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>
            <text:p>P-Class</text:p>
          </table:table-cell>
          <table:table-cell table:style-name="ce6" office:value-type="string">
            <text:p>Property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Language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aspect</text:p>
          </table:table-cell>
          <table:table-cell table:style-name="ce3" office:value-type="string">
            <text:p>Perfect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sent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_NULL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case</text:p>
          </table:table-cell>
          <table:table-cell table:style-name="ce3" office:value-type="string">
            <text:p>Ablative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Equative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Locative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Nom_obj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Object</text:p>
          </table:table-cell>
          <table:table-cell table:style-name="ce3" office:value-type="string">
            <text:p>Beja-arteiga Beja-atmaan 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Oblique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ossessive</text:p>
          </table:table-cell>
          <table:table-cell table:style-name="ce3" office:value-type="string">
            <text:p>Beja-arteiga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ubject</text:p>
          </table:table-cell>
          <table:table-cell table:style-name="ce3" office:value-type="string">
            <text:p>Beja-arteiga Beja-atmaan Beja-beniamer Beja-hadendow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caseHead</text:p>
          </table:table-cell>
          <table:table-cell table:style-name="ce3" office:value-type="string">
            <text:p>H_Object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H_Subject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ossessive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ubject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clause</text:p>
          </table:table-cell>
          <table:table-cell table:style-name="ce3" office:value-type="string">
            <text:p>_NULL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clauseType</text:p>
          </table:table-cell>
          <table:table-cell table:style-name="ce3" office:value-type="string">
            <text:p>Main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Relative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ubordinate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_NULL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conjClass</text:p>
          </table:table-cell>
          <table:table-cell table:style-name="ce3" office:value-type="string">
            <text:p>Irregular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fix</text:p>
          </table:table-cell>
          <table:table-cell table:style-name="ce3" office:value-type="string">
            <text:p>Beja-arteiga Beja-atmaan 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fix2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fix3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fix4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fix5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fixIrregular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fixOther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uffix</text:p>
          </table:table-cell>
          <table:table-cell table:style-name="ce3" office:value-type="string">
            <text:p>Beja-arteiga Beja-atmaan 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x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conjSubType</text:p>
          </table:table-cell>
          <table:table-cell table:style-name="ce3" office:value-type="string">
            <text:p>AuxFay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AuxHay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AuxKay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AuxPut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AuxTake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Become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NegAux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NegCop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conjType</text:p>
          </table:table-cell>
          <table:table-cell table:style-name="ce3" office:value-type="string">
            <text:p>Irregular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defClass</text:p>
          </table:table-cell>
          <table:table-cell table:style-name="ce3" office:value-type="string">
            <text:p>DefClass1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DefClass2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DefClass3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deixis</text:p>
          </table:table-cell>
          <table:table-cell table:style-name="ce3" office:value-type="string">
            <text:p>Far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Near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derivedStem</text:p>
          </table:table-cell>
          <table:table-cell table:style-name="ce3" office:value-type="string">
            <text:p>B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B-Freq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B-Intens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B-Redup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Base</text:p>
          </table:table-cell>
          <table:table-cell table:style-name="ce3" office:value-type="string">
            <text:p>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ausativeCausative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ollaborative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ooperative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ntensive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M</text:p>
          </table:table-cell>
          <table:table-cell table:style-name="ce3" office:value-type="string">
            <text:p>Beja-arteiga 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M1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M2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MS1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MS2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R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Reciprocal</text:p>
          </table:table-cell>
          <table:table-cell table:style-name="ce3" office:value-type="string">
            <text:p>Beja-beniamer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Reflexive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</text:p>
          </table:table-cell>
          <table:table-cell table:style-name="ce3" office:value-type="string">
            <text:p>Beja-arteiga 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1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2</text:p>
          </table:table-cell>
          <table:table-cell table:style-name="ce3" office:value-type="string">
            <text:p>Beja-arteiga 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M</text:p>
          </table:table-cell>
          <table:table-cell table:style-name="ce3" office:value-type="string">
            <text:p>Beja-arteiga Beja-beniamer 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T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derivedStemAug</text:p>
          </table:table-cell>
          <table:table-cell table:style-name="ce3" office:value-type="string">
            <text:p>Emphatic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ntensive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Repetitive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imple</text:p>
          </table:table-cell>
          <table:table-cell table:style-name="ce3" office:value-type="string">
            <text:p>Beja-arteiga Beja-atmaan Beja-beniamer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formFrequency</text:p>
          </table:table-cell>
          <table:table-cell table:style-name="ce3" office:value-type="string">
            <text:p>Frequent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Rare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formType</text:p>
          </table:table-cell>
          <table:table-cell table:style-name="ce3" office:value-type="string">
            <text:p>Affix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Auxiliary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ompound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opula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tem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genCop</text:p>
          </table:table-cell>
          <table:table-cell table:style-name="ce3" office:value-type="string">
            <text:p>Common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Fem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Masc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genHead</text:p>
          </table:table-cell>
          <table:table-cell table:style-name="ce3" office:value-type="string">
            <text:p>H_Fem</text:p>
          </table:table-cell>
          <table:table-cell table:style-name="ce3" office:value-type="string">
            <text:p>Beja-atmaan 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H_Masc</text:p>
          </table:table-cell>
          <table:table-cell table:style-name="ce3" office:value-type="string">
            <text:p>Beja-atmaan Beja-beniamer Beja-bishari Beja-hadendow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genN1</text:p>
          </table:table-cell>
          <table:table-cell table:style-name="ce3" office:value-type="string">
            <text:p>Fem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Masc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genN2</text:p>
          </table:table-cell>
          <table:table-cell table:style-name="ce3" office:value-type="string">
            <text:p>Fem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Masc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genObj</text:p>
          </table:table-cell>
          <table:table-cell table:style-name="ce3" office:value-type="string">
            <text:p>Common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Fem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Masc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genP1</text:p>
          </table:table-cell>
          <table:table-cell table:style-name="ce3" office:value-type="string">
            <text:p>Common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Fem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Masc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gender</text:p>
          </table:table-cell>
          <table:table-cell table:style-name="ce3" office:value-type="string">
            <text:p>Common</text:p>
          </table:table-cell>
          <table:table-cell table:style-name="ce3" office:value-type="string">
            <text:p>Beja-arteiga Beja-atmaan 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Fem</text:p>
          </table:table-cell>
          <table:table-cell table:style-name="ce3" office:value-type="string">
            <text:p>Beja-arteiga Beja-atmaan 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Masc</text:p>
          </table:table-cell>
          <table:table-cell table:style-name="ce3" office:value-type="string">
            <text:p>Beja-arteiga Beja-atmaan Beja-beniamer Beja-bishari Beja-hadendow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headPosition</text:p>
          </table:table-cell>
          <table:table-cell table:style-name="ce3" office:value-type="string">
            <text:p>HeadFollow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HeadPrecede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langVAR</text:p>
          </table:table-cell>
          <table:table-cell table:style-name="ce3" office:value-type="string">
            <text:p>Bishari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langVar</text:p>
          </table:table-cell>
          <table:table-cell table:style-name="ce3" office:value-type="string">
            <text:p>Arteiga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Hadendowa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mood</text:p>
          </table:table-cell>
          <table:table-cell table:style-name="ce3" office:value-type="string">
            <text:p>Common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mperative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morphClass</text:p>
          </table:table-cell>
          <table:table-cell table:style-name="ce3" office:value-type="string">
            <text:p>AUX_OVERVIEW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OMPSEM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DERVSTEMCAUS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DERVSTEMCOLL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DERVSTEMFORM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DERVSTEMPASS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DERVSTEMRECIP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DERVSTEMREFL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DERVSTEMVAR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FUTURE_INTENTION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MPRTVOVERVIEW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MPTVROOTCLASSES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NTENSIVEACTION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NOMINALIZATIONPATTERNS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AST_PRESENT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LMARK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OSTPOSITION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FSUBJMARK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FVERB_PATTERNS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fixIrregular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UBJMARK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ubjMarker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TENSESTEM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TENSESTEMPLUP1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TENSESTEMPLUP2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VERBALPARTICIPLES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VNOMFORM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nomForm</text:p>
          </table:table-cell>
          <table:table-cell table:style-name="ce3" office:value-type="string">
            <text:p>Gerund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NomAgent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NominalAction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NominalAgent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articiple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erfectParticiple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sentParticitpl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nonFiniteForm</text:p>
          </table:table-cell>
          <table:table-cell table:style-name="ce3" office:value-type="string">
            <text:p>Gerund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NomAgent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NominalAction</text:p>
          </table:table-cell>
          <table:table-cell table:style-name="ce3" office:value-type="string">
            <text:p>Beja-atmaan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NominalAgent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articiple</text:p>
          </table:table-cell>
          <table:table-cell table:style-name="ce3" office:value-type="string">
            <text:p>Beja-arteiga Beja-atmaan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erfectParticiple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sentParticiple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_NULL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articiple exponents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nounMorphClass</text:p>
          </table:table-cell>
          <table:table-cell table:style-name="ce3" office:value-type="string">
            <text:p>GenAdjPart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GenBeforePossSuff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NumOrd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Numeral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numCop</text:p>
          </table:table-cell>
          <table:table-cell table:style-name="ce3" office:value-type="string">
            <text:p>Plural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ingular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numHead</text:p>
          </table:table-cell>
          <table:table-cell table:style-name="ce3" office:value-type="string">
            <text:p>H_Common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H_Plural</text:p>
          </table:table-cell>
          <table:table-cell table:style-name="ce3" office:value-type="string">
            <text:p>Beja-atmaan 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H_Singular</text:p>
          </table:table-cell>
          <table:table-cell table:style-name="ce3" office:value-type="string">
            <text:p>Beja-atmaan 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ingular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numN1</text:p>
          </table:table-cell>
          <table:table-cell table:style-name="ce3" office:value-type="string">
            <text:p>Common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lural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ingular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numObj</text:p>
          </table:table-cell>
          <table:table-cell table:style-name="ce3" office:value-type="string">
            <text:p>Plural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ingular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numP1</text:p>
          </table:table-cell>
          <table:table-cell table:style-name="ce3" office:value-type="string">
            <text:p>Plural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ingular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numP2</text:p>
          </table:table-cell>
          <table:table-cell table:style-name="ce3" office:value-type="string">
            <text:p>Plural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ingular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numPoss</text:p>
          </table:table-cell>
          <table:table-cell table:style-name="ce3" office:value-type="string">
            <text:p>Poss_Plural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oss_Singular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number</text:p>
          </table:table-cell>
          <table:table-cell table:style-name="ce3" office:value-type="string">
            <text:p>Common</text:p>
          </table:table-cell>
          <table:table-cell table:style-name="ce3" office:value-type="string">
            <text:p>Beja-arteiga Beja-atmaan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erson1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lural</text:p>
          </table:table-cell>
          <table:table-cell table:style-name="ce3" office:value-type="string">
            <text:p>Beja-arteiga Beja-atmaan 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lural2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ingular</text:p>
          </table:table-cell>
          <table:table-cell table:style-name="ce3" office:value-type="string">
            <text:p>Beja-arteiga Beja-atmaan Beja-beniamer Beja-bishari Beja-hadendow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participle</text:p>
          </table:table-cell>
          <table:table-cell table:style-name="ce3" office:value-type="string">
            <text:p>Common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onjunctive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Future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Negative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ast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sent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pdgmSubType</text:p>
          </table:table-cell>
          <table:table-cell table:style-name="ce3" office:value-type="string">
            <text:p>AuxFay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AuxHay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AuxKay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Auxiliary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opAn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pdgmType</text:p>
          </table:table-cell>
          <table:table-cell table:style-name="ce3" office:value-type="string">
            <text:p>AuxOverview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ompSem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ompound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DervStemForm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mprtvOverview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ntention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Mood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NominalizationPatterns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astPresOverview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dgmOverview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luralFormation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fVsSuff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Q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RelSuff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Repetitive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RootForm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temForm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temFormation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tructure</text:p>
          </table:table-cell>
          <table:table-cell table:style-name="ce3" office:value-type="string">
            <text:p>Beja-arteiga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ubjPref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TenseAspOverview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TransVerbPatterns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persCop</text:p>
          </table:table-cell>
          <table:table-cell table:style-name="ce3" office:value-type="string">
            <text:p>Person1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erson2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erson3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persObj</text:p>
          </table:table-cell>
          <table:table-cell table:style-name="ce3" office:value-type="string">
            <text:p>Person1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erson2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erson3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persP1</text:p>
          </table:table-cell>
          <table:table-cell table:style-name="ce3" office:value-type="string">
            <text:p>Person1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erson2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erson3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persP2</text:p>
          </table:table-cell>
          <table:table-cell table:style-name="ce3" office:value-type="string">
            <text:p>Person1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erson2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erson3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person</text:p>
          </table:table-cell>
          <table:table-cell table:style-name="ce3" office:value-type="string">
            <text:p>Common</text:p>
          </table:table-cell>
          <table:table-cell table:style-name="ce3" office:value-type="string">
            <text:p>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erson1</text:p>
          </table:table-cell>
          <table:table-cell table:style-name="ce3" office:value-type="string">
            <text:p>Beja-arteiga Beja-atmaan 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erson2</text:p>
          </table:table-cell>
          <table:table-cell table:style-name="ce3" office:value-type="string">
            <text:p>Beja-arteiga Beja-atmaan 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erson3</text:p>
          </table:table-cell>
          <table:table-cell table:style-name="ce3" office:value-type="string">
            <text:p>Beja-arteiga Beja-atmaan 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lural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ingular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pluralClass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B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polarity</text:p>
          </table:table-cell>
          <table:table-cell table:style-name="ce3" office:value-type="string">
            <text:p>Affirmative</text:p>
          </table:table-cell>
          <table:table-cell table:style-name="ce3" office:value-type="string">
            <text:p>Beja-arteiga Beja-atmaan 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ommon</text:p>
          </table:table-cell>
          <table:table-cell table:style-name="ce3" office:value-type="string">
            <text:p>Beja-atmaan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Negative</text:p>
          </table:table-cell>
          <table:table-cell table:style-name="ce3" office:value-type="string">
            <text:p>Beja-arteiga Beja-atmaan 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NegativeEmphatic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U</text:p>
          </table:table-cell>
          <table:table-cell table:style-name="ce3" office:value-type="string">
            <text:p>Beja-atmaan Beja-hadendow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pos</text:p>
          </table:table-cell>
          <table:table-cell table:style-name="ce3" office:value-type="string">
            <text:p>Adjective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Noun</text:p>
          </table:table-cell>
          <table:table-cell table:style-name="ce3" office:value-type="string">
            <text:p>Beja-arteiga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onoun</text:p>
          </table:table-cell>
          <table:table-cell table:style-name="ce3" office:value-type="string">
            <text:p>Beja-arteiga Beja-atmaan 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Var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Verb</text:p>
          </table:table-cell>
          <table:table-cell table:style-name="ce3" office:value-type="string">
            <text:p>Beja-arteiga Beja-atmaan Beja-beniamer Beja-bishari Beja-hadendow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postpositionClass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B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proClass</text:p>
          </table:table-cell>
          <table:table-cell table:style-name="ce3" office:value-type="string">
            <text:p>ArtDef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DatInd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DefMarker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Demonstrative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Gen_PossPred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ndObl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ndependent</text:p>
          </table:table-cell>
          <table:table-cell table:style-name="ce3" office:value-type="string">
            <text:p>Beja-arteiga Beja-atmaan 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ndependentPersonal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ndependentPossessive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nterrogative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ObjSuff</text:p>
          </table:table-cell>
          <table:table-cell table:style-name="ce3" office:value-type="string">
            <text:p>Beja-atmaan 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ObjSuffWithV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ObjSuffwVerb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ObjectSuffix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ersSuff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ossCop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ossInd</text:p>
          </table:table-cell>
          <table:table-cell table:style-name="ce3" office:value-type="string">
            <text:p>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ossObj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ossSuff</text:p>
          </table:table-cell>
          <table:table-cell table:style-name="ce3" office:value-type="string">
            <text:p>Beja-atmaan Beja-beniamer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ossSuffAbl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ossSuffCop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ossSuffCopExx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ossSuffDat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ossSuffExx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ossSuffGen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ossSuffGenExx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ossSuffNom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ossSuffPlusGen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ossessive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oComp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Reflexive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ubjMarker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uffComp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rootClass</text:p>
          </table:table-cell>
          <table:table-cell table:style-name="ce3" office:value-type="string">
            <text:p>C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C</text:p>
          </table:table-cell>
          <table:table-cell table:style-name="ce3" office:value-type="string">
            <text:p>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CC</text:p>
          </table:table-cell>
          <table:table-cell table:style-name="ce3" office:value-type="string">
            <text:p>Beja-arteiga 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CCa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CCi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CCu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CY</text:p>
          </table:table-cell>
          <table:table-cell table:style-name="ce3" office:value-type="string">
            <text:p>Beja-arteiga Beja-beniamer 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HC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Hiy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VC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aC</text:p>
          </table:table-cell>
          <table:table-cell table:style-name="ce3" office:value-type="string">
            <text:p>Beja-atmaan 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ay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eC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iC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iCH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iCaC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iCiC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iCiy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iy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HaCiC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nvar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V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V2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Vdpth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stemClass</text:p>
          </table:table-cell>
          <table:table-cell table:style-name="ce3" office:value-type="string">
            <text:p>Base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BaseIntns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ausalIntransitive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ausative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HFin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HamzFin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HamzInitVFin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assive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Reflexive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VFin1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VFin2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stemFinal</text:p>
          </table:table-cell>
          <table:table-cell table:style-name="ce3" office:value-type="string">
            <text:p>Common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onsonant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Vowel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stemType</text:p>
          </table:table-cell>
          <table:table-cell table:style-name="ce3" office:value-type="string">
            <text:p>Intensive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ntransitive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imple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strength</text:p>
          </table:table-cell>
          <table:table-cell table:style-name="ce3" office:value-type="string">
            <text:p>weak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tam</text:p>
          </table:table-cell>
          <table:table-cell table:style-name="ce3" office:value-type="string">
            <text:p>Aorist</text:p>
          </table:table-cell>
          <table:table-cell table:style-name="ce3" office:value-type="string">
            <text:p>Beja-arteiga Beja-atmaan 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ommon</text:p>
          </table:table-cell>
          <table:table-cell table:style-name="ce3" office:value-type="string">
            <text:p>Beja-arteiga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onditional</text:p>
          </table:table-cell>
          <table:table-cell table:style-name="ce3" office:value-type="string">
            <text:p>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onditionalPerfect</text:p>
          </table:table-cell>
          <table:table-cell table:style-name="ce3" office:value-type="string">
            <text:p>Beja-beniamer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onditionalPredicative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ConditionalPresent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Future</text:p>
          </table:table-cell>
          <table:table-cell table:style-name="ce3" office:value-type="string">
            <text:p>Beja-arteiga Beja-atmaan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Future1</text:p>
          </table:table-cell>
          <table:table-cell table:style-name="ce3" office:value-type="string">
            <text:p>Beja-beniamer 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Future2</text:p>
          </table:table-cell>
          <table:table-cell table:style-name="ce3" office:value-type="string">
            <text:p>Beja-beniamer 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Future2Var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Future3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Gerund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mperative</text:p>
          </table:table-cell>
          <table:table-cell table:style-name="ce3" office:value-type="string">
            <text:p>Beja-arteiga Beja-atmaan 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mperativeJussive1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mperativeJussive2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mperativeJussive3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Infinitive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Jussive</text:p>
          </table:table-cell>
          <table:table-cell table:style-name="ce3" office:value-type="string">
            <text:p>Beja-arteiga Beja-atmaan 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Optative</text:p>
          </table:table-cell>
          <table:table-cell table:style-name="ce3" office:value-type="string">
            <text:p>Beja-arteiga 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ast</text:p>
          </table:table-cell>
          <table:table-cell table:style-name="ce3" office:value-type="string">
            <text:p>Beja-arteiga Beja-atmaan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astContinuous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astPerfect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erfect</text:p>
          </table:table-cell>
          <table:table-cell table:style-name="ce3" office:value-type="string">
            <text:p>Beja-beniamer 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erfectDur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erfectPast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erfectRel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luperfect</text:p>
          </table:table-cell>
          <table:table-cell table:style-name="ce3" office:value-type="string">
            <text:p>Beja-beniamer 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dicative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fectPast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sent</text:p>
          </table:table-cell>
          <table:table-cell table:style-name="ce3" office:value-type="string">
            <text:p>Beja-arteiga Beja-atmaan Beja-beniamer Beja-bishari 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sentContinuous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sentDur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sentRel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sentShort</text:p>
          </table:table-cell>
          <table:table-cell table:style-name="ce3" office:value-type="string">
            <text:p>Beja-atmaan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temQ</text:p>
          </table:table-cell>
          <table:table-cell table:style-name="ce3" office:value-type="string">
            <text:p>Beja-bishari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_NULL</text:p>
          </table:table-cell>
          <table:table-cell table:style-name="ce3" office:value-type="string">
            <text:p>Beja-bishari Beja-hadendow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tamStemClass</text:p>
          </table:table-cell>
          <table:table-cell table:style-name="ce3" office:value-type="string">
            <text:p>AoristClass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ModClass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NegClass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artClass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astClass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sClass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resSgClass</text:p>
          </table:table-cell>
          <table:table-cell table:style-name="ce3" office:value-type="string">
            <text:p>Beja-arteig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Imperfect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Perfect</text:p>
          </table:table-cell>
          <table:table-cell table:style-name="ce3" office:value-type="string">
            <text:p>Beja-beniamer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(other)</text:p>
          </table:table-cell>
          <table:table-cell table:style-name="ce3" office:value-type="string">
            <text:p>verbMorphClass</text:p>
          </table:table-cell>
          <table:table-cell table:style-name="ce3" office:value-type="string">
            <text:p>DervStemForm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Formation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NomForm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UFFCONDPERF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" office:value-type="string">
            <text:p>SubjMarker</text:p>
          </table:table-cell>
          <table:table-cell table:style-name="ce3" office:value-type="string">
            <text:p>Beja-hadendowa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Query: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4"/>PREFIX rdf: &lt;http://www.w3.org/1999/02/22-rdf-syntax-ns#&gt;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4"/>PREFIX rdfs: &lt;http://www.w3.org/2000/01/rdf-schema#&gt;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4"/>PREFIX aama: &lt;http://oi.uchicago.edu/aama/schema/2010#&gt;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4"/>PREFIX aamas: <text:s/>&lt;http://id.oi.uchicago.edu/aama/2013/schema/&gt;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>
            <text:p><text:s text:c="4"/>SELECT DISTINCT <text:s/>?prop ?val ?lang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<text:s text:c="4"/>WHERE { 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4"/>{GRAPH &lt;http://oi.uchicago.edu/aama/2013/graph/beja-arteiga&gt; {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<text:s/>?s ?p ?o ;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/>aamas:lang <text:s/>?language .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/>?language rdfs:label ?lang .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8"/>?p rdfs:label ?prop .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8"/>?o rdfs:label ?val .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2"/>FILTER (?p NOT IN ( aamas:lang ) )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<text:s text:c="5"/>}} <text:s/>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<text:s text:c="10"/>UNION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4"/>{GRAPH &lt;http://oi.uchicago.edu/aama/2013/graph/beja-atmaan&gt; {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<text:s/>?s ?p ?o ;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/>aamas:lang <text:s/>?language .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/>?language rdfs:label ?lang .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8"/>?p rdfs:label ?prop .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8"/>?o rdfs:label ?val .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2"/>FILTER (?p NOT IN ( aamas:lang ) )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<text:s text:c="5"/>}} <text:s/>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<text:s text:c="10"/>UNION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4"/>{GRAPH &lt;http://oi.uchicago.edu/aama/2013/graph/beja-beniamer&gt; {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<text:s/>?s ?p ?o ;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/>aamas:lang <text:s/>?language .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/>?language rdfs:label ?lang .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8"/>?p rdfs:label ?prop .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8"/>?o rdfs:label ?val .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2"/>FILTER (?p NOT IN ( aamas:lang ) )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<text:s text:c="5"/>}} <text:s/>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<text:s text:c="10"/>UNION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4"/>{GRAPH &lt;http://oi.uchicago.edu/aama/2013/graph/beja-bishari&gt; {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<text:s/>?s ?p ?o ;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/>aamas:lang <text:s/>?language .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/>?language rdfs:label ?lang .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8"/>?p rdfs:label ?prop .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8"/>?o rdfs:label ?val .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2"/>FILTER (?p NOT IN ( aamas:lang ) )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<text:s text:c="5"/>}} <text:s/>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<text:s text:c="10"/>UNION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4"/>{GRAPH &lt;http://oi.uchicago.edu/aama/2013/graph/beja-hadendowa&gt; {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<text:s/>?s ?p ?o ;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/>aamas:lang <text:s/>?language .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/>?language rdfs:label ?lang .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8"/>?p rdfs:label ?prop .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8"/>?o rdfs:label ?val .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s text:c="2"/>FILTER (?p NOT IN ( aamas:lang ) )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<text:s text:c="5"/>}} }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<text:s text:c="3"/>ORDER BY <text:s/>ASC(?prop) ASC(?val) ASC(?lang)</text:p>
          </table:table-cell>
          <table:table-cell table:number-columns-repeated="1023"/>
        </table:table-row>
        <table:table-row table:style-name="ro1" table:number-rows-repeated="10481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3/30/2015</text:date>, <text:time>17:5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 Gragg</meta:initial-creator>
    <meta:creation-date>2015-03-30T15:24:02</meta:creation-date>
    <dc:date>2015-03-30T17:53:20</dc:date>
    <dc:creator>Gene Gragg</dc:creator>
    <meta:editing-duration>PT2H14M3S</meta:editing-duration>
    <meta:editing-cycles>2</meta:editing-cycles>
    <meta:generator>OpenOffice/4.0.1$Unix OpenOffice.org_project/401m5$Build-9714</meta:generator>
    <meta:document-statistic meta:table-count="3" meta:cell-count="898" meta:object-count="0"/>
  </office:meta>
</office:document-meta>
</file>